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8.7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2.49mm" fo:break-before="auto" style:use-optimal-row-height="true"/>
    </style:style>
    <style:style style:name="ro6" style:family="table-row">
      <style:table-row-properties style:row-height="28.58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16.51mm" fo:break-before="auto" style:use-optimal-row-height="true"/>
    </style:style>
    <style:style style:name="ro9" style:family="table-row">
      <style:table-row-properties style:row-height="20.53mm" fo:break-before="auto" style:use-optimal-row-height="true"/>
    </style:style>
    <style:style style:name="ro10" style:family="table-row">
      <style:table-row-properties style:row-height="2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2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04e4d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5e8ac7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5e8ac7" style:text-align-source="fix" style:repeat-content="false" style:vertical-align="middle"/>
      <style:paragraph-properties fo:text-align="start" fo:margin-left="0mm"/>
      <style:text-properties fo:font-size="24pt" style:font-size-asian="24pt" style:font-size-complex="24pt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00a65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5e8ac7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5e8ac7" style:text-align-source="fix" style:repeat-content="false" style:vertical-align="middle"/>
      <style:paragraph-properties fo:text-align="start" fo:margin-left="0mm"/>
      <style:text-properties fo:font-size="24pt" style:font-size-asian="24pt" style:font-size-complex="24pt"/>
    </style:style>
    <style:style style:name="ce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00a65d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200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04e4d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text-underline-style="solid" style:text-underline-width="auto" style:text-underline-color="font-color" style:font-size-asian="14pt" style:font-size-complex="14pt" style:font-weight-asian="bold" style:font-weight-complex="bold"/>
    </style:style>
    <style:style style:name="T4" style:family="text">
      <style:text-properties fo:font-size="14pt" fo:font-weight="bold" style:text-underline-style="solid" style:text-underline-width="auto" style:text-underline-color="font-color" style:font-size-asian="14pt" style:font-size-complex="14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9" office:value-type="string" calcext:value-type="string" table:number-columns-spanned="3" table:number-rows-spanned="1">
            <text:p>Alunos Engenharia de Software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0" office:value-type="string" calcext:value-type="string">
            <text:p>RA</text:p>
          </table:table-cell>
          <table:table-cell table:style-name="ce24" office:value-type="string" calcext:value-type="string">
            <text:p>Turma</text:p>
          </table:table-cell>
          <table:table-cell table:style-name="ce24" office:value-type="string" calcext:value-type="string">
            <text:p>Nome</text:p>
          </table:table-cell>
          <table:table-cell table:number-columns-repeated="3"/>
        </table:table-row>
        <table:table-row table:style-name="ro2">
          <table:table-cell table:style-name="ce21" office:value-type="float" office:value="1701500" calcext:value-type="float">
            <text:p>1701500</text:p>
          </table:table-cell>
          <table:table-cell table:style-name="Default" office:value-type="string" calcext:value-type="string">
            <text:p>ADS</text:p>
          </table:table-cell>
          <table:table-cell office:value-type="string" calcext:value-type="string">
            <text:p>Bruno Cesar Vicente da Silva</text:p>
          </table:table-cell>
          <table:table-cell table:number-columns-repeated="3"/>
        </table:table-row>
        <table:table-row table:style-name="ro2">
          <table:table-cell table:style-name="ce21" office:value-type="float" office:value="1701561" calcext:value-type="float">
            <text:p>1701561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Fabiano Ferro </text:p>
          </table:table-cell>
          <table:table-cell table:number-columns-repeated="3"/>
        </table:table-row>
        <table:table-row table:style-name="ro2">
          <table:table-cell table:style-name="ce21" office:value-type="float" office:value="1701097" calcext:value-type="float">
            <text:p>1701097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Matheus Leandro Ribeiro Gomes </text:p>
          </table:table-cell>
          <table:table-cell table:number-columns-repeated="3"/>
        </table:table-row>
        <table:table-row table:style-name="ro2">
          <table:table-cell table:style-name="ce21" office:value-type="float" office:value="1701008" calcext:value-type="float">
            <text:p>1701008</text:p>
          </table:table-cell>
          <table:table-cell table:style-name="Default" office:value-type="string" calcext:value-type="string">
            <text:p>ADS</text:p>
          </table:table-cell>
          <table:table-cell office:value-type="string" calcext:value-type="string">
            <text:p>Luiz Gustavo Parolin Ortega</text:p>
          </table:table-cell>
          <table:table-cell table:number-columns-repeated="3"/>
        </table:table-row>
        <table:table-row table:style-name="ro2">
          <table:table-cell table:style-name="ce21" office:value-type="float" office:value="1701416" calcext:value-type="float">
            <text:p>1701416</text:p>
          </table:table-cell>
          <table:table-cell table:style-name="Default" office:value-type="string" calcext:value-type="string">
            <text:p>ADS</text:p>
          </table:table-cell>
          <table:table-cell office:value-type="string" calcext:value-type="string">
            <text:p>Isaac Oliveira Benites </text:p>
          </table:table-cell>
          <table:table-cell table:number-columns-repeated="3"/>
        </table:table-row>
        <table:table-row table:style-name="ro2">
          <table:table-cell table:style-name="ce21" office:value-type="float" office:value="1701472" calcext:value-type="float">
            <text:p>1701472</text:p>
          </table:table-cell>
          <table:table-cell table:style-name="Default" office:value-type="string" calcext:value-type="string">
            <text:p>ADS</text:p>
          </table:table-cell>
          <table:table-cell office:value-type="string" calcext:value-type="string">
            <text:p>Felipe Soares</text:p>
          </table:table-cell>
          <table:table-cell table:number-columns-repeated="3"/>
        </table:table-row>
        <table:table-row table:style-name="ro2">
          <table:table-cell table:style-name="ce21" office:value-type="float" office:value="1701480" calcext:value-type="float">
            <text:p>1701480</text:p>
          </table:table-cell>
          <table:table-cell table:style-name="Default" office:value-type="string" calcext:value-type="string">
            <text:p>ADS</text:p>
          </table:table-cell>
          <table:table-cell office:value-type="string" calcext:value-type="string">
            <text:p>Rodrigo Henrique Ramos </text:p>
          </table:table-cell>
          <table:table-cell table:number-columns-repeated="3"/>
        </table:table-row>
        <table:table-row table:style-name="ro3">
          <table:table-cell table:style-name="ce22" office:value-type="string" calcext:value-type="string" table:number-columns-spanned="6" table:number-rows-spanned="1">
            <text:p><text:span text:style-name="T3">Gestão de projetos Clinica Veterinária Paty Patinhas</text:span> </text:p>
          </table:table-cell>
          <table:covered-table-cell table:style-name="Default" office:value-type="string" calcext:value-type="string">
            <text:p><text:span text:style-name="T4">Gestão de projetos Clinica Veterinaria Paty Patinhas</text:span> </text:p>
          </table:covered-table-cell>
          <table:covered-table-cell office:value-type="string" calcext:value-type="string">
            <text:p><text:span text:style-name="T4">Gestão de projetos Clinica Veterinaria Paty Patinhas</text:span> </text:p>
          </table:covered-table-cell>
          <table:covered-table-cell office:value-type="string" calcext:value-type="string">
            <text:p><text:span text:style-name="T4">Gestão de projetos Clinica Veterinaria Paty Patinhas</text:span> </text:p>
          </table:covered-table-cell>
          <table:covered-table-cell office:value-type="string" calcext:value-type="string">
            <text:p><text:span text:style-name="T4">Gestão de projetos Clinica Veterinaria Paty Patinhas</text:span> </text:p>
          </table:covered-table-cell>
          <table:covered-table-cell office:value-type="string" calcext:value-type="string">
            <text:p><text:span text:style-name="T4">Gestão de projetos Clinica Veterinaria Paty Patinhas</text:span> </text:p>
          </table:covered-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 calcext:value-type="string">
            <text:p>Setor</text:p>
          </table:table-cell>
          <table:table-cell table:style-name="ce23" office:value-type="string" calcext:value-type="string">
            <text:p>Analise</text:p>
          </table:table-cell>
          <table:table-cell table:style-name="ce23" office:value-type="string" calcext:value-type="string">
            <text:p>Descriçã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nica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Digitação da Receita; emissão ; guardar dado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nica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Se o paciente tá é cadastrad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nica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Se o paciente <text:s/>tá é vacinado ou nã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nica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Bem como Futuros retornos de Vacina(para meu controle e do proprietário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nica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Acompanhamento (registro) dos resultados dos exames dos pacientes para futura comparaçã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nica 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Registro de qual veterinário realizou o procedimento(cirurgia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inica 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Documentação:</text:p>
            <text:p> -autorização p/ cirurgia </text:p>
            <text:p> - procedimento pós cirúrgico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nica 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Registro da casuística das patologia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nica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Cuidados pós operatórios registrado e guardad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n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hece de quem recebeu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n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gistro do tratamento (acompanhamento) do paciente durante a patologia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in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icha Clinica:</text:p>
            <text:p>-Dados</text:p>
            <text:p>-Anamnese</text:p>
            <text:p>-Exame Clinica</text:p>
            <text:p>-Resultados Laboratórios</text:p>
            <text:p>-Possíveis diagnósticos</text:p>
            <text:p>-próximo retorn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n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e de consultas e controle de agendamento de retornos (tratamento e vacinas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n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po de serviços realizados (implica em valor a ser registrado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tética Canina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Autorização para banho e tos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tetica Can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gistro do estado geral do animal no momento da entrada e saida do centro de estetic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tetica Can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e de pacote no banho e tos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Estetica Can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po de serviço prestado</text:p>
            <text:p>(implica em valores a ser registrado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tetica Canina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Quem realizou o trabalho, 1 ou mais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tetica Can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e do agendamento de banho e tos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tetica Canina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Registro com assinatura de quem retornou o (foi buscar) na clinica o animal do centro de estetic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tetica Can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e de quem recebeu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Estetica Can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ntro de pacotes</text:p>
            <text:p>-controle de tosa higienica</text:p>
            <text:p>-controle de Hidrataçã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tetica Can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e de tipo de pacote no banho e tosa por cachorro ou gato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inanceiro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Controle dos clientes que utilizam o taxi dog</text:p>
            <text:p>-cliente semanal</text:p>
            <text:p>-cliente quinzenal</text:p>
            <text:p>-cliente avuls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e de devedores e valor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e de entrada e saida do centro de estetic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e de entrada e saida da clinica veterinari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controle de material utilizada em limpeza e gerais despesas (lampada por exemplo)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controle de manutenção de equipamento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controle de entrada e saida de produtos para o antro de estetic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gistro de quem recebeu o pagament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chamento diario de caixa geral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Controle de entrada e saida de produtos para clinica veterinaria (produtos como materiais e medicamentos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chamento diario do caixa clinica veterinari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chamento diario do caixa centro de estetic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controle de manutenção de equipamento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gistro de pagamentos dos funcionarios (com valores e datas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nancei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nhum parametro pode ser alterado por outra pessoas exceto o administrador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ão de clientes 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Controle do horario de retirada e entrada no serviço de taxi dog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ão de clientes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gistro do paciente na entrada com diferenciação para clinica e centro de estetic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ão de clientes 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Controle de cep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ão de clientes 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Aniversario dos pacientes e clientes (animais ) do centro de estetic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Gestão de clientes 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Controle do numero de pacientes por idade tambem</text:p>
            <text:p>Jovens e idoso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ão de clientes 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Controle de horario de entrada e saida do animal junto a serviços prestados no centro de estetic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ão de clientes 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Controle de clientes que são clínica e estética e só clinica ou só estetic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ão de clientes 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Controle de data para próxima vascina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Gestão de clientes 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Controle de especie de bicho</text:p>
            <text:p>-gato</text:p>
            <text:p>-cachorro</text:p>
            <text:p>-silvestre</text:p>
            <text:p>-raça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Gestão de clientes 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Extração de informação:</text:p>
            <text:p>-CEP</text:p>
            <text:p>-Especie de bicho</text:p>
            <text:p>-como conheceram a clinica</text:p>
            <text:p>-data da ultima visita á clinica</text:p>
            <text:p>-casuistica das patologia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ão de clientes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e do cadastro do Client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ão de clientes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e de agendamento de pacotes de banho e tosa (centro de estetica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ão de clientes 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Aviso para clientes dos retornos de consultas e vascina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ão de clientes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gistro de recados para veterinari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ão de clientes 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Controle de horarios de entrada e saida os funcionarios bem como hora de almoço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Gestão de clientes </text:p>
          </table:table-cell>
          <table:table-cell table:style-name="ce25" office:value-type="string" calcext:value-type="string">
            <text:p>U</text:p>
          </table:table-cell>
          <table:table-cell office:value-type="string" calcext:value-type="string">
            <text:p>Extração de informações:</text:p>
            <text:p>-quantidade de clientes novos mês</text:p>
            <text:p>-quantidade atendimentos mês pet clinica</text:p>
            <text:p>Mês dia de movimento mapeamento do moviment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ão de clientes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cilitação para encontrar a ficha do cliente(tanto para a clinica como para o centro de estetica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Gestão de clientes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dastro completo do paciente como especie , sexo, idade, nome, junto a cadastro do </text:p>
            <text:p>Proprietario(endereço,telefone, CPF ou RG)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Planilha1.A12:Planilha1.C6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10:56:07.8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08:18:32.180000000</meta:creation-date>
    <dc:date>2018-05-21T10:41:38.665000000</dc:date>
    <meta:editing-duration>PT25M45S</meta:editing-duration>
    <meta:editing-cycles>8</meta:editing-cycles>
    <meta:generator>LibreOffice/6.1.0.3$Windows_X86_64 LibreOffice_project/efb621ed25068d70781dc026f7e9c5187a4decd1</meta:generator>
    <meta:document-statistic meta:table-count="1" meta:cell-count="205" meta:object-count="0"/>
  </office:meta>
</office:document-meta>
</file>